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5A00000068DF7C9531.jpg"/>
  <manifest:file-entry manifest:media-type="image/jpeg" manifest:full-path="Pictures/10000000000001EB0000013407EF9C8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25.7cm" table:align="margins" style:may-break-between-rows="false"/>
    </style:style>
    <style:style style:name="Tabela2.A" style:family="table-column">
      <style:table-column-properties style:column-width="0.554cm" style:rel-column-width="314*"/>
    </style:style>
    <style:style style:name="Tabela2.B" style:family="table-column">
      <style:table-column-properties style:column-width="1.879cm" style:rel-column-width="1065*"/>
    </style:style>
    <style:style style:name="Tabela2.C" style:family="table-column">
      <style:table-column-properties style:column-width="2.708cm" style:rel-column-width="1535*"/>
    </style:style>
    <style:style style:name="Tabela2.D" style:family="table-column">
      <style:table-column-properties style:column-width="3.424cm" style:rel-column-width="1941*"/>
    </style:style>
    <style:style style:name="Tabela2.E" style:family="table-column">
      <style:table-column-properties style:column-width="2.6cm" style:rel-column-width="1474*"/>
    </style:style>
    <style:style style:name="Tabela2.F" style:family="table-column">
      <style:table-column-properties style:column-width="1.693cm" style:rel-column-width="960*"/>
    </style:style>
    <style:style style:name="Tabela2.H" style:family="table-column">
      <style:table-column-properties style:column-width="0.87cm" style:rel-column-width="493*"/>
    </style:style>
    <style:style style:name="Tabela2.I" style:family="table-column">
      <style:table-column-properties style:column-width="1.709cm" style:rel-column-width="969*"/>
    </style:style>
    <style:style style:name="Tabela2.J" style:family="table-column">
      <style:table-column-properties style:column-width="1.134cm" style:rel-column-width="643*"/>
    </style:style>
    <style:style style:name="Tabela2.K" style:family="table-column">
      <style:table-column-properties style:column-width="2.297cm" style:rel-column-width="1302*"/>
    </style:style>
    <style:style style:name="Tabela2.L" style:family="table-column">
      <style:table-column-properties style:column-width="1.418cm" style:rel-column-width="804*"/>
    </style:style>
    <style:style style:name="Tabela2.M" style:family="table-column">
      <style:table-column-properties style:column-width="0.878cm" style:rel-column-width="498*"/>
    </style:style>
    <style:style style:name="Tabela2.N" style:family="table-column">
      <style:table-column-properties style:column-width="2.843cm" style:rel-column-width="1612*"/>
    </style:style>
    <style:style style:name="Tabela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N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2.L2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4" style:family="table-row">
      <style:table-row-properties style:min-row-height="0.291cm"/>
    </style:style>
    <style:style style:name="Tabela2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M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</style:style>
    <style:style style:name="T1" style:family="text">
      <style:text-properties fo:color="#000000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ARTES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08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08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BIOLOGI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2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2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EDUCAÇÃO FÍSIC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2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2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FILOSOFI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02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0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FÍSIC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47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47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GEOGRAFI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2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2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HISTÓRI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52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5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LÍNGUA ESTRANGEIR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28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18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56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6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855197</text:p>
          </table:table-cell>
          <table:table-cell table:style-name="Tabela2.C6" table:number-columns-spanned="2" office:value-type="string">
            <text:p text:style-name="P5">MERCIA FERREIRA DE SOUZ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856479</text:p>
          </table:table-cell>
          <table:table-cell table:style-name="Tabela2.C6" table:number-columns-spanned="2" office:value-type="string">
            <text:p text:style-name="P5">CARLA AUGUSTA DA COSTA SANTOS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322997</text:p>
          </table:table-cell>
          <table:table-cell table:style-name="Tabela2.C6" table:number-columns-spanned="2" office:value-type="string">
            <text:p text:style-name="P5">ELIZABETH NUNES MAGNO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857831</text:p>
          </table:table-cell>
          <table:table-cell table:style-name="Tabela2.C6" table:number-columns-spanned="2" office:value-type="string">
            <text:p text:style-name="P5">MICHELE AZEVEDO DE SOUZ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LÍNGUA ESTRANGEIRA - ESPANHOL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36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36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LÍNGUA PORTUGUESA E LITERATUR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58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303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283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20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425990</text:p>
          </table:table-cell>
          <table:table-cell table:style-name="Tabela2.C6" table:number-columns-spanned="2" office:value-type="string">
            <text:p text:style-name="P5">DENISE VITORIA RODRIGUES DA CUNH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864064</text:p>
          </table:table-cell>
          <table:table-cell table:style-name="Tabela2.C6" table:number-columns-spanned="2" office:value-type="string">
            <text:p text:style-name="P5">ANA MARIA VIAN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930067</text:p>
          </table:table-cell>
          <table:table-cell table:style-name="Tabela2.C6" table:number-columns-spanned="2" office:value-type="string">
            <text:p text:style-name="P5">RONILDA AMARAL DA CONCEICA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892181</text:p>
          </table:table-cell>
          <table:table-cell table:style-name="Tabela2.C6" table:number-columns-spanned="2" office:value-type="string">
            <text:p text:style-name="P5">MARCILENE NUNES DE SOUZ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909971</text:p>
          </table:table-cell>
          <table:table-cell table:style-name="Tabela2.C6" table:number-columns-spanned="2" office:value-type="string">
            <text:p text:style-name="P5">LUCIANE MONTEIRO DA SILV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6</text:p>
          </table:table-cell>
          <table:table-cell table:style-name="Tabela2.B6" office:value-type="string">
            <text:p text:style-name="P5">887595</text:p>
          </table:table-cell>
          <table:table-cell table:style-name="Tabela2.C6" table:number-columns-spanned="2" office:value-type="string">
            <text:p text:style-name="P5">MICHELE DE OLIVEIRA S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7</text:p>
          </table:table-cell>
          <table:table-cell table:style-name="Tabela2.B6" office:value-type="string">
            <text:p text:style-name="P5">408891</text:p>
          </table:table-cell>
          <table:table-cell table:style-name="Tabela2.C6" table:number-columns-spanned="2" office:value-type="string">
            <text:p text:style-name="P5">MAXIMIANO DE OLIVEIRA DOS SANTOS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8</text:p>
          </table:table-cell>
          <table:table-cell table:style-name="Tabela2.B6" office:value-type="string">
            <text:p text:style-name="P5">620378</text:p>
          </table:table-cell>
          <table:table-cell table:style-name="Tabela2.C6" table:number-columns-spanned="2" office:value-type="string">
            <text:p text:style-name="P5">LEACIDE BATISTA MOURA</text:p>
          </table:table-cell>
          <table:covered-table-cell/>
          <table:table-cell table:style-name="Tabela2.E6" office:value-type="string">
            <text:p text:style-name="P4">Ex-Ipesap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9</text:p>
          </table:table-cell>
          <table:table-cell table:style-name="Tabela2.B6" office:value-type="string">
            <text:p text:style-name="P5">857939</text:p>
          </table:table-cell>
          <table:table-cell table:style-name="Tabela2.C6" table:number-columns-spanned="2" office:value-type="string">
            <text:p text:style-name="P5">MARIA DO ESPIRITO SANTO NEVES CONCEICA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10</text:p>
          </table:table-cell>
          <table:table-cell table:style-name="Tabela2.B6" office:value-type="string">
            <text:p text:style-name="P5">628905</text:p>
          </table:table-cell>
          <table:table-cell table:style-name="Tabela2.C6" table:number-columns-spanned="2" office:value-type="string">
            <text:p text:style-name="P5">RONILDA AMARAL DA CONCEICAO</text:p>
          </table:table-cell>
          <table:covered-table-cell/>
          <table:table-cell table:style-name="Tabela2.E6" office:value-type="string">
            <text:p text:style-name="P4">Ex-Ipesap /</text:p>
            <text:p text:style-name="P4">2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11</text:p>
          </table:table-cell>
          <table:table-cell table:style-name="Tabela2.B6" office:value-type="string">
            <text:p text:style-name="P5">432962</text:p>
          </table:table-cell>
          <table:table-cell table:style-name="Tabela2.C6" table:number-columns-spanned="2" office:value-type="string">
            <text:p text:style-name="P5">GUAJARINA DO S CARMO DE SOUSA CAMARAO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12</text:p>
          </table:table-cell>
          <table:table-cell table:style-name="Tabela2.B6" office:value-type="string">
            <text:p text:style-name="P5">323004</text:p>
          </table:table-cell>
          <table:table-cell table:style-name="Tabela2.C6" table:number-columns-spanned="2" office:value-type="string">
            <text:p text:style-name="P5">SERGIO GUILHERME CARDOSO GUEDES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13</text:p>
          </table:table-cell>
          <table:table-cell table:style-name="Tabela2.B6" office:value-type="string">
            <text:p text:style-name="P5">950262</text:p>
          </table:table-cell>
          <table:table-cell table:style-name="Tabela2.C6" table:number-columns-spanned="2" office:value-type="string">
            <text:p text:style-name="P5">PATRICIA KELLY NOBRE DOS PASSOS GOMES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14</text:p>
          </table:table-cell>
          <table:table-cell table:style-name="Tabela2.B6" office:value-type="string">
            <text:p text:style-name="P5">856894</text:p>
          </table:table-cell>
          <table:table-cell table:style-name="Tabela2.C6" table:number-columns-spanned="2" office:value-type="string">
            <text:p text:style-name="P5">EUSEBIA DE FATIMA SANTA ROSA DE SOUS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15</text:p>
          </table:table-cell>
          <table:table-cell table:style-name="Tabela2.B6" office:value-type="string">
            <text:p text:style-name="P5">885185</text:p>
          </table:table-cell>
          <table:table-cell table:style-name="Tabela2.C6" table:number-columns-spanned="2" office:value-type="string">
            <text:p text:style-name="P5">ANTONINA NASCIMENTO BANDEIR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MATEMÁTIC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90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90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QUÍMIC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36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36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SOCIOLOGI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02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0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ADMINISTRAÇÃO DA PRODUÇÃO E MATERIAIS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0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0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ADMINISTRAÇÃO DE PESSOAL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2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CONTABILIDADE FINANCEIR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0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0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CONTABILIDADE GERENCIAL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6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6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DIREITO COMERCIAL E TRIBUTÁRIO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DIREITO TRABALHIST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2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ECONOMIA EMPRESARIAL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ESTATÍSTICA APLICAD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GESTÃO DE VENDA E MARKETING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GESTÃO EMPRESARIAL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6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6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INFORMÁTICA APLICAD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2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20.479cm" fo:margin-left="1.757cm" table:align="left"/>
    </style:style>
    <style:style style:name="Tabela1.A" style:family="table-column">
      <style:table-column-properties style:column-width="6.826cm"/>
    </style:style>
    <style:style style:name="Tabela1.B" style:family="table-column">
      <style:table-column-properties style:column-width="8.573cm"/>
    </style:style>
    <style:style style:name="Tabela1.C" style:family="table-column">
      <style:table-column-properties style:column-width="5.08cm"/>
    </style:style>
    <style:style style:name="Tabela1.1" style:family="table-row">
      <style:table-row-properties style:min-row-height="1.588cm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25.7cm" table:align="margins"/>
    </style:style>
    <style:style style:name="Tabela3.A" style:family="table-column">
      <style:table-column-properties style:column-width="2.979cm" style:rel-column-width="7595*"/>
    </style:style>
    <style:style style:name="Tabela3.B" style:family="table-column">
      <style:table-column-properties style:column-width="18.911cm" style:rel-column-width="48223*"/>
    </style:style>
    <style:style style:name="Tabela3.C" style:family="table-column">
      <style:table-column-properties style:column-width="3.81cm" style:rel-column-width="9717*"/>
    </style:style>
    <style:style style:name="Tabela3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M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T1" style:family="text">
      <style:text-properties fo:color="#00000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99cm" fo:margin-bottom="0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11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GOVERNO DO ESTADO DO AMAPÁ</text:p>
              <text:p text:style-name="MP1">SECRETARIA DE ESTADO DA EDUCAÇÃO</text:p>
              <text:p text:style-name="MP1">COORDENADORIA DE ADMINISTRAÇÃO</text:p>
            </table:table-cell>
            <table:table-cell table:style-name="Tabela1.A1" office:value-type="string">
              <text:p text:style-name="MP2"/>
              <text:p text:style-name="MP2">CONTROLE DE CARGA HORÁRIA DA ESC EST PROF GABRIEL DE A CAFE – RESUMO GERAL</text:p>
            </table:table-cell>
            <table:table-cell table:style-name="Tabela1.A1" office:value-type="string">
              <text:p text:style-name="Table_20_Contents"><draw:frame draw:style-name="Mfr1" draw:name="figura2" text:anchor-type="paragraph" svg:x="5.027cm" svg:y="-0.168cm" svg:width="3.298cm" svg:height="1.693cm" draw:z-index="1"><draw:image xlink:href="Pictures/10000000000001EB0000013407EF9C8D.jpg" xlink:type="simple" xlink:show="embed" xlink:actuate="onLoad"/></draw:frame></text:p>
            </table:table-cell>
          </table:table-row>
        </table:table>
        <text:p text:style-name="Header"><draw:frame draw:style-name="Mfr2" draw:name="figura1" text:anchor-type="paragraph" svg:x="0.097cm" svg:y="-1.656cm" svg:width="1.58cm" svg:height="1.688cm" draw:z-index="0"><draw:image xlink:href="Pictures/100000000000005A00000068DF7C9531.jpg" xlink:type="simple" xlink:show="embed" xlink:actuate="onLoad"/></draw:frame></text:p>
      </style:header>
      <style:foot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>
            <table:table-cell table:style-name="Tabela3.A1" office:value-type="string">
              <text:p text:style-name="MP3">13/07/2012 10:28:08</text:p>
            </table:table-cell>
            <table:table-cell table:style-name="Tabela3.A1" office:value-type="string">
              <text:p text:style-name="MP3">Controle de Carga Horária – Resumo Geral</text:p>
              <text:p text:style-name="MP3">Sistema de Gerenciamento Educacional - SIGED</text:p>
            </table:table-cell>
            <table:table-cell table:style-name="Tabela3.A1" office:value-type="string">
              <text:p text:style-name="MP3">Página<text:span text:style-name="MT1"><text:s/></text:span><text:page-number text:select-page="current"/><text:s/>de<text:span text:style-name="MT1"><text:s/></text:span><text:page-count/></text:p>
            </table:table-cell>
          </table:table-row>
        </table:table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INET-00 </meta:initial-creator>
    <meta:creation-date>2012-01-20T17:16:14</meta:creation-date>
    <dc:date>2012-07-12T16:43:13</dc:date>
    <dc:creator>Gustavo </dc:creator>
    <meta:editing-duration>PT8H27M40S</meta:editing-duration>
    <meta:editing-cycles>184</meta:editing-cycles>
    <meta:generator>LibreOffice/3.5$Linux_x86 LibreOffice_project/350m1$Build-2</meta:generator>
    <meta:document-statistic meta:table-count="3" meta:image-count="2" meta:object-count="0" meta:page-count="1" meta:paragraph-count="42" meta:word-count="135" meta:character-count="1183" meta:non-whitespace-character-count="1078"/>
  </office:meta>
</office:document-meta>
</file>